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336.76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321.76pt"/>
    </style:style>
    <style:style style:name="co6" style:family="table-column">
      <style:table-column-properties fo:break-before="auto" style:column-width="37.5pt"/>
    </style:style>
    <style:style style:name="co7" style:family="table-column">
      <style:table-column-properties fo:break-before="auto" style:column-width="129.74pt"/>
    </style:style>
    <style:style style:name="co8" style:family="table-column">
      <style:table-column-properties fo:break-before="auto" style:column-width="688.51pt"/>
    </style:style>
    <style:style style:name="co9" style:family="table-column">
      <style:table-column-properties fo:break-before="auto" style:column-width="309pt"/>
    </style:style>
    <style:style style:name="ro1" style:family="table-row">
      <style:table-row-properties style:row-height="33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Atores">
      <style:table-properties table:display="true" style:writing-mode="lr-tb"/>
    </style:style>
    <style:style style:name="ta3" style:family="table" style:master-page-name="PageStyle_5f_UC_20_1.1">
      <style:table-properties table:display="true" style:writing-mode="lr-tb"/>
    </style:style>
    <style:style style:name="ta4" style:family="table" style:master-page-name="PageStyle_5f_UC_20_1.2">
      <style:table-properties table:display="true" style:writing-mode="lr-tb"/>
    </style:style>
    <style:style style:name="ta5" style:family="table" style:master-page-name="PageStyle_5f_UC_20_1.3">
      <style:table-properties table:display="true" style:writing-mode="lr-tb"/>
    </style:style>
    <style:style style:name="ta6" style:family="table" style:master-page-name="PageStyle_5f_UC_20_1.4">
      <style:table-properties table:display="true" style:writing-mode="lr-tb"/>
    </style:style>
    <style:style style:name="ta7" style:family="table" style:master-page-name="PageStyle_5f_UC_20_1.5">
      <style:table-properties table:display="true" style:writing-mode="lr-tb"/>
    </style:style>
    <style:style style:name="ta8" style:family="table" style:master-page-name="PageStyle_5f_UC_20_1.6">
      <style:table-properties table:display="true" style:writing-mode="lr-tb"/>
    </style:style>
    <style:style style:name="ta9" style:family="table" style:master-page-name="PageStyle_5f_UC_20_1.7">
      <style:table-properties table:display="true" style:writing-mode="lr-tb"/>
    </style:style>
    <style:style style:name="ta10" style:family="table" style:master-page-name="PageStyle_5f_UC_20_2.1">
      <style:table-properties table:display="true" style:writing-mode="lr-tb"/>
    </style:style>
    <style:style style:name="ta11" style:family="table" style:master-page-name="PageStyle_5f_UC_20_2.2">
      <style:table-properties table:display="true" style:writing-mode="lr-tb"/>
    </style:style>
    <style:style style:name="ta12" style:family="table" style:master-page-name="PageStyle_5f_UC_20_2.3">
      <style:table-properties table:display="true" style:writing-mode="lr-tb"/>
    </style:style>
    <style:style style:name="ta13" style:family="table" style:master-page-name="PageStyle_5f_UC_20_2.4">
      <style:table-properties table:display="true" style:writing-mode="lr-tb"/>
    </style:style>
    <style:style style:name="ta14" style:family="table" style:master-page-name="PageStyle_5f_UC_20_2.5">
      <style:table-properties table:display="true" style:writing-mode="lr-tb"/>
    </style:style>
    <style:style style:name="ta15" style:family="table" style:master-page-name="PageStyle_5f_UC_20_3.1">
      <style:table-properties table:display="true" style:writing-mode="lr-tb"/>
    </style:style>
    <style:style style:name="ta16" style:family="table" style:master-page-name="PageStyle_5f_UC_20_3.2">
      <style:table-properties table:display="true" style:writing-mode="lr-tb"/>
    </style:style>
    <style:style style:name="ta17" style:family="table" style:master-page-name="PageStyle_5f_UC_20_3.3">
      <style:table-properties table:display="true" style:writing-mode="lr-tb"/>
    </style:style>
    <style:style style:name="ta18" style:family="table" style:master-page-name="PageStyle_5f_UC_20_4.1">
      <style:table-properties table:display="true" style:writing-mode="lr-tb"/>
    </style:style>
    <style:style style:name="ta19" style:family="table" style:master-page-name="PageStyle_5f_UC_20_4.2">
      <style:table-properties table:display="true" style:writing-mode="lr-tb"/>
    </style:style>
    <style:style style:name="ta20" style:family="table" style:master-page-name="PageStyle_5f_UC_20_5.1">
      <style:table-properties table:display="true" style:writing-mode="lr-tb"/>
    </style:style>
    <style:style style:name="ta21" style:family="table" style:master-page-name="PageStyle_5f_UC_20_5.2">
      <style:table-properties table:display="true" style:writing-mode="lr-tb"/>
    </style:style>
    <style:style style:name="ta22" style:family="table" style:master-page-name="PageStyle_5f_UC_20_5.3">
      <style:table-properties table:display="true" style:writing-mode="lr-tb"/>
    </style:style>
    <style:style style:name="ta23" style:family="table" style:master-page-name="PageStyle_5f_UC_20_6.1">
      <style:table-properties table:display="true" style:writing-mode="lr-tb"/>
    </style:style>
    <style:style style:name="ta24" style:family="table" style:master-page-name="PageStyle_5f_UC_20_6.2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96969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>
            <text:p>Caso de Us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Situação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3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UC 1.1</text:p>
          </table:table-cell>
          <table:table-cell table:style-name="ce3" office:value-type="string" calcext:value-type="string">
            <text:p>Consultar Consulta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2</text:p>
          </table:table-cell>
          <table:table-cell table:style-name="ce3" office:value-type="string" calcext:value-type="string">
            <text:p>Consultar medico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3</text:p>
          </table:table-cell>
          <table:table-cell table:style-name="ce3" office:value-type="string" calcext:value-type="string">
            <text:p>Consultar medicamento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4</text:p>
          </table:table-cell>
          <table:table-cell table:style-name="ce3" office:value-type="string" calcext:value-type="string">
            <text:p>Consultar entradas de medicamento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5</text:p>
          </table:table-cell>
          <table:table-cell table:style-name="ce3" office:value-type="string" calcext:value-type="string">
            <text:p>Consultar unidades de Saúde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6</text:p>
          </table:table-cell>
          <table:table-cell table:style-name="ce3" office:value-type="string" calcext:value-type="string">
            <text:p>Consultar paciente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7</text:p>
          </table:table-cell>
          <table:table-cell table:style-name="ce3" office:value-type="string" calcext:value-type="string">
            <text:p>Consultar procedimento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3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UC 2.1</text:p>
          </table:table-cell>
          <table:table-cell table:style-name="ce3" office:value-type="string" calcext:value-type="string">
            <text:p>Lançar usuario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2</text:p>
          </table:table-cell>
          <table:table-cell table:style-name="ce3" office:value-type="string" calcext:value-type="string">
            <text:p>Lançar especialidade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3</text:p>
          </table:table-cell>
          <table:table-cell table:style-name="ce3" office:value-type="string" calcext:value-type="string">
            <text:p>Lançar unidade de saúde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4</text:p>
          </table:table-cell>
          <table:table-cell table:style-name="ce3" office:value-type="string" calcext:value-type="string">
            <text:p>Deletar usuario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5</text:p>
          </table:table-cell>
          <table:table-cell table:style-name="ce3" office:value-type="string" calcext:value-type="string">
            <text:p>Lançar procedimento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3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UC 3.1</text:p>
          </table:table-cell>
          <table:table-cell table:style-name="ce3" office:value-type="string" calcext:value-type="string">
            <text:p>Lançar consulta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2</text:p>
          </table:table-cell>
          <table:table-cell table:style-name="ce3" office:value-type="string" calcext:value-type="string">
            <text:p>Deletar consulta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3</text:p>
          </table:table-cell>
          <table:table-cell table:style-name="ce3" office:value-type="string" calcext:value-type="string">
            <text:p>Editar consultas (lançar dados medicos)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3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UC 4.1</text:p>
          </table:table-cell>
          <table:table-cell table:style-name="ce3" office:value-type="string" calcext:value-type="string">
            <text:p>Lançar paciente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4.2</text:p>
          </table:table-cell>
          <table:table-cell table:style-name="ce3" office:value-type="string" calcext:value-type="string">
            <text:p>Lançar dados momentaneos do paciente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3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UC 5.1</text:p>
          </table:table-cell>
          <table:table-cell table:style-name="ce3" office:value-type="string" calcext:value-type="string">
            <text:p>Lançar medicamento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5.2</text:p>
          </table:table-cell>
          <table:table-cell table:style-name="ce3" office:value-type="string" calcext:value-type="string">
            <text:p>Lançar entrada de medicamento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5.3</text:p>
          </table:table-cell>
          <table:table-cell table:style-name="ce3" office:value-type="string" calcext:value-type="string">
            <text:p>Lançar retirada de medicamento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3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UC 6.1</text:p>
          </table:table-cell>
          <table:table-cell table:style-name="ce3" office:value-type="string" calcext:value-type="string">
            <text:p>Logar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6.2</text:p>
          </table:table-cell>
          <table:table-cell table:style-name="ce3" office:value-type="string" calcext:value-type="string">
            <text:p>Deslogar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 table:number-rows-repeated="70">
          <table:table-cell table:style-name="ce2"/>
          <table:table-cell/>
          <table:table-cell table:style-name="ce2" table:number-columns-repeated="2"/>
          <table:table-cell table:number-columns-repeated="1020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ores" table:style-name="ta2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7" table:default-cell-style-name="Default"/>
        <table:table-column table:style-name="co3" table:number-columns-repeated="1004" table:default-cell-style-name="Default"/>
        <table:table-row table:style-name="ro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Ator</text:p>
          </table:table-cell>
          <table:table-cell table:style-name="ce4" office:value-type="string" calcext:value-type="string">
            <text:p>Descrição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Usuario comum</text:p>
          </table:table-cell>
          <table:table-cell table:style-name="ce3" office:value-type="string" calcext:value-type="string">
            <text:p>Representa as pessoas que utilizarão o sistema em suas funções básicas de operação (qulquer usuario do sistema)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Usuario administrador</text:p>
          </table:table-cell>
          <table:table-cell table:style-name="ce3" office:value-type="string" calcext:value-type="string">
            <text:p>Representa as pessoas que utilizarão o sistema em suas funções administrativa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Usuario medico</text:p>
          </table:table-cell>
          <table:table-cell table:style-name="ce3" office:value-type="string" calcext:value-type="string">
            <text:p>Representa os medicos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Usuario farmacêutico</text:p>
          </table:table-cell>
          <table:table-cell table:style-name="ce3" office:value-type="string" calcext:value-type="string">
            <text:p>Representa os farmacêutico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Usuario tec. enfermagem</text:p>
          </table:table-cell>
          <table:table-cell table:style-name="ce3" office:value-type="string" calcext:value-type="string">
            <text:p>Representa os técnicos em enfermagem</text:p>
          </table:table-cell>
          <table:table-cell table:number-columns-repeated="1021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1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Consultas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escolher o parâmetro de pesquisa: Data; Paciente ou Medico.</text:p>
            <text:p>FP2 - O usuário deverá preencher os dados do parâmetro escolhido.</text:p>
            <text:p>FP3 - O usuário deverá clicar no botão de pesquisa.</text:p>
            <text:p>FP4 - O sistema recupera na base os dados correnpondentes a descrição solicitada.</text:p>
            <text:p>FP5 - O sistema exibe os dados recuperados.[RN1]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5" office:value-type="string" calcext:value-type="string">
            <text:p>RN1 - Maximo de 10 registros por vez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 office:value-type="string" calcext:value-type="string">
            <text:p>UC 3.2, UC 3.3 </text:p>
          </table:table-cell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2" table:style-name="ta4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Medicos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escolher o parâmetro de pesquisa: Nome, CRM ou especialidade.</text:p>
            <text:p>FP2 - O usuário deverá preencher os dados do parâmetro escolhido.</text:p>
            <text:p>FP3 - O usuário deverá clicar no botão de pesquisa.</text:p>
            <text:p>FP4 - O sistema recupera na base os dados correnpondentes a descrição solicitada.</text:p>
            <text:p>FP5 - O sistema exibe os dados recuperados.[RN1]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5" office:value-type="string" calcext:value-type="string">
            <text:p>RN1 - Maximo de 10 registros por vez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3" table:style-name="ta5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Medicamentos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 nome do medicamento.</text:p>
            <text:p>FP3 - O usuário deverá clicar no botão de pesquisa.</text:p>
            <text:p>FP4 - O sistema recupera na base os dados correnpondentes a descrição solicitada.</text:p>
            <text:p>FP5 - O sistema exibe os dados recuperados.[RN1]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5" office:value-type="string" calcext:value-type="string">
            <text:p>RN1 - Maximo de 10 registros por vez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 office:value-type="string" calcext:value-type="string">
            <text:p>UC 5.2, UC 5.3</text:p>
          </table:table-cell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4" table:style-name="ta6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entrada de medicamentos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escolher o parâmetro de pesquisa: Data ou nome do medicamento.</text:p>
            <text:p>FP2 - O usuário deverá preencher os dados do parâmetro escolhido. </text:p>
            <text:p>FP4 - O sistema recupera na base os dados correnpondentes a descrição solicitada.</text:p>
            <text:p>FP5 - O sistema exibe os dados recuperados.[RN1]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 office:value-type="string" calcext:value-type="string">
            <text:p>RN1 - Maximo de 10 registros por vez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5" table:style-name="ta7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unidades de saúde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escolher o parâmetro de pesquisa: Nome ou endereço.</text:p>
            <text:p>FP2 - O usuário deverá preencher os dados do parâmetro escolhido.</text:p>
            <text:p>FP3 - O usuário deverá clicar no botão de pesquisa.</text:p>
            <text:p>FP4 - O sistema recupera na base os dados correnpondentes a descrição solicitada.</text:p>
            <text:p>FP5 - O sistema exibe os dados recuperados.[RN1]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5" office:value-type="string" calcext:value-type="string">
            <text:p>RN1 - Maximo de 10 registros por vez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6" table:style-name="ta8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pacientes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escolher o parâmetro de pesquisa: Nome, RG, tipo sanguineo ou endereço.</text:p>
            <text:p>FP2 - O usuário deverá preencher os dados do parâmetro escolhido.</text:p>
            <text:p>FP3 - O usuário deverá clicar no botão de pesquisa.</text:p>
            <text:p>FP4 - O sistema recupera na base os dados correnpondentes a descrição solicitada.</text:p>
            <text:p>FP5 - O sistema exibe os dados recuperados.[RN1]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5" office:value-type="string" calcext:value-type="string">
            <text:p>RN1 - Maximo de 10 registros por vez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 office:value-type="string" calcext:value-type="string">
            <text:p>UC 4.2</text:p>
          </table:table-cell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7" table:style-name="ta9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Procedimentos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 nome do procedimento.</text:p>
            <text:p>FP2 - O usuário deverá clicar no botão de pesquisa.</text:p>
            <text:p>FP3 - O sistema recupera na base os dados correnpondentes a descrição solicitada.</text:p>
            <text:p>FP4 - O sistema exibe os dados recuperados.[RN1]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5" office:value-type="string" calcext:value-type="string">
            <text:p>RN1 - Maximo de 10 registros por vez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1" table:style-name="ta10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usuarios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Administrador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escolher o tipo de usuario a ser lançado.</text:p>
            <text:p>FP2 - O usuário deverá preencher os campos do usuario. </text:p>
            <text:p>FP2 - O cliente clica no botão Salvar.</text:p>
            <text:p>FP3 - O sistema verifica na base a existência do usuario em questão (com base em dados unicos como rg, CRM ou etc.).</text:p>
            <text:p>FP4.1 - Caso o usuario não exista, o sistema manda os dados para a base.</text:p>
            <text:p>FP4.1.1 - O sistema retorna a mensagem "Usuario registrado com sucesso."</text:p>
            <text:p>FP4.2 - Caso usuario ja exista, o sistema retorna a mensagem "Usuario ja existente."</text:p>
            <text:p/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2" table:style-name="ta1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especialidade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Administrador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a especialidade (nome e descrição). </text:p>
            <text:p>FP2 - O cliente deverá clicar no botão Salvar.</text:p>
            <text:p>FP3 - O sistema verifica na base a existência da especialidade.</text:p>
            <text:p>FP4.1 - Caso a especialidade não exista, o sistema manda os dados para a base.</text:p>
            <text:p>FP4.1.1 - O sistema retorna a mensagem "Especialidade registrada com sucesso."</text:p>
            <text:p>FP4.2 - Caso a especialidade ja exista, o sistema retorna a mensagem "Especialidade ja existente."</text:p>
            <text:p/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3" table:style-name="ta1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unidade de saúde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Administrador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a unidade de saúde (endereço, nome, etc.). </text:p>
            <text:p>FP2 - O cliente deverá clicar no botão Salvar.</text:p>
            <text:p>FP3 - O sistema verifica na base a existência da unidade.</text:p>
            <text:p>FP4.1 - Caso a unidade não exista, o sistema manda os dados para a base.</text:p>
            <text:p>FP4.1.1 - O sistema retorna a mensagem "Unidade de saúde registrada com sucesso."</text:p>
            <text:p>FP4.2 - Caso a unidade ja exista, o sistema retorna a mensagem "Unidade ja existente."</text:p>
            <text:p/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4" table:style-name="ta1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Deletar usuári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Administrador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sistema roda a rotina do UC 2.1.</text:p>
            <text:p>FP2 - O usuario deverá escolher o usuario.</text:p>
            <text:p>FP3 - O sistema solicita a confirmação da ação.</text:p>
            <text:p>FP4.1 - Caso o usuario não confirme, o sistema retorna para o inicio do fluxo.</text:p>
            <text:p>FP4.2.1 - Caso o usuario confirme, o sistema manda a base que retire os privilegios de usuario do registro em questão.</text:p>
            <text:p>FP4.2.2 - O sistema retorna a mensagem "Usuario deletado com sucesso".</text:p>
            <text:p/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5" table:style-name="ta14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procediment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Administrador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o procedimento (nome e descrição). </text:p>
            <text:p>FP2 - O cliente deverá clicar no botão Salvar.</text:p>
            <text:p>FP3 - O sistema verifica na base a existência do procedimento.</text:p>
            <text:p>FP4.1 - Caso o procedimento não exista, o sistema manda os dados para a base.</text:p>
            <text:p>FP4.1.1 - O sistema retorna a mensagem "Procedimento registrado com sucesso."</text:p>
            <text:p>FP4.2 - Caso procedimento ja exista, o sistema retorna a mensagem "Procedimento ja existente."</text:p>
            <text:p/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3.1" table:style-name="ta15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Consulta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a consulta (medico, paciente, data, etc.). </text:p>
            <text:p>FP2 - O cliente deverá clicar no botão Salvar.</text:p>
            <text:p>FP3 - O sistema verifica na base a existência da consulta.</text:p>
            <text:p>FP4.1 - Caso a consulta não exista, o sistema manda os dados para a base.</text:p>
            <text:p>FP4.1.1 - O sistema retorna a mensagem "Consulta registrada com sucesso."</text:p>
            <text:p>FP4.2 - Caso usuario ja exista, o sistema retorna a mensagem "Consulta ja existente."</text:p>
            <text:p/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3.2" table:style-name="ta16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Deletar consulta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sistema roda a rotina do UC 1.1.</text:p>
            <text:p>FP2 - O usuario deverá escolher a consulta.[RN1]</text:p>
            <text:p>FP3 - O sistema solicita a confirmação da ação.</text:p>
            <text:p>FP4.1 - Caso o usuario não confirme, o sistema retorna para o inicio do fluxo.</text:p>
            <text:p>FP4.2.1 - Caso o usuario confirme, o sistema manda a base que retire que anule a atividade do registro em questão.</text:p>
            <text:p>FP4.2.2 - O sistema retorna a mensagem "Consulta deletada com sucesso".</text:p>
            <text:p/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 office:value-type="string" calcext:value-type="string">
            <text:p>RN1 - A consulta escolhido não pode ja ter sido realizada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3.3" table:style-name="ta17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Editar consulta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Médic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sistema roda a rotina do UC 1.1.</text:p>
            <text:p>FP2 - O usuario deverá escolher a consulta.[RN1]</text:p>
            <text:p>FP3 - O usuario deverá lançar os dados da consulta (procedimentos, etc.).</text:p>
            <text:p>FP4 - O usuario deverá cliclar em salvar.</text:p>
            <text:p>FP5 - O sistema manda para a base os dados.</text:p>
            <text:p>FP6 - O sistema retorna a mensagem "Consulta editada com sucesso".</text:p>
            <text:p/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 office:value-type="string" calcext:value-type="string">
            <text:p>RN1 - A consulta escolhido não pode ja ter sido realizada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4.1" table:style-name="ta18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procediment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o paciente (nome, endereço, etc.). </text:p>
            <text:p>FP2 - O cliente deverá clicar no botão Salvar.</text:p>
            <text:p>FP3 - O sistema verifica na base a existência do paciente.</text:p>
            <text:p>FP4.1 - Caso o paciente não exista, o sistema manda os dados para a base.</text:p>
            <text:p>FP4.1.1 - O sistema retorna a mensagem "Paciente registrado com sucesso."</text:p>
            <text:p>FP4.2 - Caso paciente ja exista, o sistema retorna a mensagem "Paciente ja existente."</text:p>
            <text:p/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4.2" table:style-name="ta19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dados momentaneos do paciente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tec. enfermage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sistema roda a rotina do UC 1.6.</text:p>
            <text:p>FP2 - O cliente deverá escolher o paciente.</text:p>
            <text:p>FP3 - O usuario devera preencher os dados do paciente.</text:p>
            <text:p>FP4 - O usuario devera clicar em Salvar.</text:p>
            <text:p>FP4 - O sistema retorna a mensagem "Dados lançados com sucesso."</text:p>
            <text:p/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5.1" table:style-name="ta20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5.2" table:style-name="ta2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5.3" table:style-name="ta2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6.1" table:style-name="ta2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ogar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na tela de login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o formulário (nome e senha).</text:p>
            <text:p>FP2 - O cliente clica no botão Login.</text:p>
            <text:p>FP3 - O sistema verifica na base a existência do login e se a senha digitada confere com a armazenada.</text:p>
            <text:p>FP4.1 - Se o usuário e senha estiverem corretos, o usuário é encaminhado para a tela de sistema.</text:p>
            <text:p>FP4.2 - Se o usuário ou senha estiverem incorretos é exibida a mensagem: "Usuário ou senha incorretos!"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 office:value-type="string" calcext:value-type="string">
            <text:p>O usuário estará autenticad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 office:value-type="string" calcext:value-type="string">
            <text:p>UC 1.1</text:p>
            <text:p>UC 1.2</text:p>
            <text:p>UC 1.3</text:p>
            <text:p>UC 1.4</text:p>
            <text:p>UC 1.5</text:p>
            <text:p>UC 1.6</text:p>
            <text:p>UC 1.7</text:p>
            <text:p/>
            <text:p>UC 2.1</text:p>
            <text:p>UC 2.2</text:p>
            <text:p>UC 2.3</text:p>
            <text:p>UC 2.4</text:p>
            <text:p>UC 2.5</text:p>
            <text:p>UC 3.0</text:p>
            <text:p>UC 3.1</text:p>
            <text:p>UC 3.2</text:p>
            <text:p>UC 3.3</text:p>
            <text:p/>
            <text:p>UC 4.1</text:p>
            <text:p>UC 4.2</text:p>
            <text:p/>
            <text:p>UC 5.1</text:p>
            <text:p>UC 5.2</text:p>
            <text:p>UC 5.3</text:p>
            <text:p/>
            <text:p>UC 6.2</text:p>
          </table:table-cell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6.2" table:style-name="ta24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3" table:number-columns-repeated="1003" table:default-cell-style-name="Default"/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Deslogar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clicar no botão de sair.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 office:value-type="string" calcext:value-type="string">
            <text:p>O usuário retorna para a tela de login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92">
          <table:table-cell/>
          <table:table-cell table:style-name="ce10"/>
          <table:table-cell table:style-name="ce14"/>
          <table:table-cell table:number-columns-repeated="1021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ores" style:display-name="PageStyle_A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1" style:display-name="PageStyle_UC 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2" style:display-name="PageStyle_UC 1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3" style:display-name="PageStyle_UC 1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4" style:display-name="PageStyle_UC 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5" style:display-name="PageStyle_UC 1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6" style:display-name="PageStyle_UC 1.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7" style:display-name="PageStyle_UC 1.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2.1" style:display-name="PageStyle_UC 2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2.2" style:display-name="PageStyle_UC 2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2.3" style:display-name="PageStyle_UC 2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2.4" style:display-name="PageStyle_UC 2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2.5" style:display-name="PageStyle_UC 2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3.1" style:display-name="PageStyle_UC 3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3.2" style:display-name="PageStyle_UC 3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3.3" style:display-name="PageStyle_UC 3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4.1" style:display-name="PageStyle_UC 4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4.2" style:display-name="PageStyle_UC 4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5.1" style:display-name="PageStyle_UC 5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5.2" style:display-name="PageStyle_UC 5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5.3" style:display-name="PageStyle_UC 5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6.1" style:display-name="PageStyle_UC 6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6.2" style:display-name="PageStyle_UC 6.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cell-count="371" meta:object-count="0"/>
    <meta:generator>LibreOfficeDev/5.1.0.3$Linux_X86_64 LibreOffice_project/</meta:generator>
  </office:meta>
</office:document-meta>
</file>